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1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3737" style:font-name="arial" fo:font-size="11.2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3737" style:font-name="arial" fo:font-size="11.25pt" fo:letter-spacing="normal" fo:font-style="normal" fo:font-weight="normal" fo:background-color="#ffffff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333333"/>
    </style:style>
    <style:style style:name="T2" style:family="text">
      <style:text-properties fo:color="#333333" style:font-name="arial" fo:font-size="11pt"/>
    </style:style>
    <style:style style:name="T3" style:family="text">
      <style:text-properties fo:color="#ff0000"/>
    </style:style>
    <style:style style:name="T4" style:family="text">
      <style:text-properties fo:color="#ff0000" style:font-name="arial" fo:font-size="11pt"/>
    </style:style>
    <style:style style:name="T5" style:family="text">
      <style:text-properties fo:color="#ff0000" style:font-name="arial" fo:background-color="#ffffff" loext:char-shading-value="0"/>
    </style:style>
    <style:style style:name="T6" style:family="text">
      <style:text-properties fo:color="#373737" style:font-name="arial"/>
    </style:style>
    <style:style style:name="T7" style:family="text">
      <style:text-properties fo:color="#373737" style:font-name="arial" fo:background-color="#ffffff" loext:char-shading-value="0"/>
    </style:style>
    <style:style style:name="T8" style:family="text">
      <style:text-properties fo:font-variant="normal" fo:text-transform="none" fo:color="#ff0000" style:font-name="arial" fo:font-size="11.25pt" fo:letter-spacing="normal" fo:font-style="normal" fo:font-weight="normal" fo:background-color="#ffffff" loext:char-shading-value="0"/>
    </style:style>
    <style:style style:name="T9" style:family="text">
      <style:text-properties fo:font-variant="normal" fo:text-transform="none" fo:color="#373737" style:font-name="arial" fo:font-size="11.25pt" fo:letter-spacing="normal" fo:font-style="normal" fo:font-weight="normal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Classifique as orações de acordo com o código representado:</text:p>
      <text:p text:style-name="P3">A – artigo definido<text:line-break/>B – artigo indefinido</text:p>
      <text:p text:style-name="P3"/>
      <text:p text:style-name="P1"><text:span text:style-name="T2">a- Uns alunos chegaram mais cedo à escola ( </text:span><text:span text:style-name="T4">B</text:span><text:span text:style-name="T1"> </text:span><text:span text:style-name="T2">).<text:line-break/>b- O bem sempre vencerá o mal ( </text:span><text:span text:style-name="T3"> </text:span><text:span text:style-name="T4">A </text:span><text:span text:style-name="T2">).<text:line-break/>c- Preciso de uma explicação para o fato (  </text:span><text:span text:style-name="T4">B</text:span><text:span text:style-name="T1"> </text:span><text:span text:style-name="T2">).<text:line-break/>d- Chegaram as encomendas ( </text:span><text:span text:style-name="T4">A </text:span><text:span text:style-name="T1"> </text:span><text:span text:style-name="T2">).<text:line-break/>e- Nesta loja vendem-se uns artigos importados ( </text:span><text:span text:style-name="T4">B</text:span><text:span text:style-name="T1"> </text:span><text:span text:style-name="T2">).</text:span></text:p>
      <text:p text:style-name="P3"/>
      <text:p text:style-name="P4">2- Em uma das frases, o artigo definido está empregado erradamente. Em qual?</text:p>
      <text:p text:style-name="P1"><text:span text:style-name="T7">a) A velha Roma está sendo modernizada.</text:span><text:span text:style-name="T6"><text:line-break/></text:span><text:span text:style-name="T7">b) A “Paraíba” é uma bela fragata.</text:span><text:span text:style-name="T6"><text:line-break/></text:span><text:span text:style-name="T7">c) Não reconheço agora a Lisboa do meu tempo.</text:span><text:span text:style-name="T6"><text:line-break/></text:span><text:span text:style-name="T7">d) O gato escaldado tem medo de água fria. </text:span><text:span text:style-name="T5">X</text:span><text:span text:style-name="T6"><text:line-break/></text:span><text:span text:style-name="T7">e) O Havre é um porto de muito movimento.  </text:span></text:p>
      <text:p text:style-name="P6"><text:span text:style-name="Strong_20_Emphasis"><text:span text:style-name="T8">Gato escaldado</text:span></text:span><text:span text:style-name="T9">, com artigo, especifica, mas a frase é: todos os gatos escaldados têm medo de água fria; sem artigo.</text:span></text:p>
      <text:p text:style-name="P5"/>
      <text:p text:style-name="P2">4- Complete a história abaixo com artigos definidos e indefinidos quando necessário.</text:p>
      <text:p text:style-name="P2">Somos ______ família feliz. Temos _____ trabalho desejado e  ______ casa dos nossos sonhos. Nela temos ____ quarto grande para nós e outros dois menores para nossos filhos.  Além disso, temos _____ cozinha, _____jardim,____ quintal, ____ varanda, entre outras coisas. ______ minha esposa fala muitas línguas porque gosta muito de viajar e eu acabei aprendendo algumas, mas prefiro ficar em casa. Semana que vem nós vamos passar as férias no país predileto da minha mulher: ___ França! Mas preciso aprender um pouco de francês. ______ agente de viagens me aconselhou a estudar  ______ língua francesa, pois é muito difícil. Porém, o que eu estou detestando é que a viagem vai durar umas 12 horas, ou mais.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22:37:32.591232919</meta:creation-date>
    <dc:date>2022-03-31T22:38:36.707866848</dc:date>
    <meta:editing-duration>PT1M4S</meta:editing-duration>
    <meta:editing-cycles>1</meta:editing-cycles>
    <meta:document-statistic meta:table-count="0" meta:image-count="0" meta:object-count="0" meta:page-count="1" meta:paragraph-count="9" meta:word-count="268" meta:character-count="1514" meta:non-whitespace-character-count="1243"/>
    <meta:generator>LibreOffice/5.1.6.2$Linux_X86_64 LibreOffice_project/10m0$Build-2</meta:generator>
  </office:meta>
</office:document-meta>
</file>